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/18/22</text:p>
      <text:p text:style-name="Standard">feeling kinda shitty still, but this lil project seems like fun</text:p>
      <text:p text:style-name="Standard">It's been probably over a year since I wrote any serious javascript, maybe longer. Time is meaningless as a useful measure these days.</text:p>
      <text:p text:style-name="Standard"/>
      <text:p text:style-name="Standard">I did the first section of this:</text:p>
      <text:p text:style-name="Standard"><text:a xlink:type="simple" xlink:href="https://developer.mozilla.org/en-US/docs/Learn/JavaScript/Client-side_web_APIs/Drawing_graphics" text:style-name="Internet_20_link" text:visited-style-name="Visited_20_Internet_20_Link">https://developer.mozilla.org/en-US/docs/Learn/JavaScript/Client-side_web_APIs/Drawing_graphics</text:a></text:p>
      <text:p text:style-name="Standard">stopped before circles</text:p>
      <text:p text:style-name="Standard"/>
      <text:p text:style-name="Standard">I don't know how I'll best compute this. Floats are the enemy of precision, so I'll be computing the numerator and denominator separately for each endpoint per interval</text:p>
      <text:p text:style-name="Standard"/>
      <text:p text:style-name="Standard">in step 1, the lengths of the intervals from left to right are</text:p>
      <text:p text:style-name="Standard">½, ¼</text:p>
      <text:p text:style-name="Standard"/>
      <text:p text:style-name="Standard">step 2:</text:p>
      <text:p text:style-name="Standard">¼, 1/8, <text:s text:c="6"/>1/8, 1/16</text:p>
      <text:p text:style-name="Standard"/>
      <text:p text:style-name="Standard">step 3:</text:p>
      <text:p text:style-name="Standard">1/8, 1/16, <text:s text:c="6"/>1/16, 1/32, <text:s text:c="7"/>1/16, 1/32, <text:s text:c="9"/>1/32, 1/64</text:p>
      <text:p text:style-name="Standard"/>
      <text:p text:style-name="Standard">step 4:</text:p>
      <text:p text:style-name="Standard">1/8- 1/16:</text:p>
      <text:p text:style-name="Standard">1/16, 1/32, <text:s text:c="6"/>1/32, 1/64</text:p>
      <text:p text:style-name="Standard"/>
      <text:p text:style-name="Standard">5/19/22</text:p>
      <text:p text:style-name="Standard">yesterday felt too sick to do any more. Today I am having issues with firefox, that is panicking and refusing to open my files, even when they are empty and commented out. No clue what is causing this browser freak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18T18:11:38.66</meta:creation-date>
    <dc:date>2022-05-19T11:27:56.48</dc:date>
    <meta:editing-duration>PT15H46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1" meta:paragraph-count="18" meta:word-count="156" meta:character-count="961"/>
  </office:meta>
</office:document-meta>
</file>